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6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a6" fo:border="0.06pt solid 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ddddd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no-wrap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78" style:family="table-cell" style:parent-style-name="Default">
      <style:table-cell-properties fo:background-color="#ddddd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2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9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1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a6" fo:border="0.06pt solid #000000" style:vertical-align="middle"/>
    </style:style>
    <style:style style:name="ce193" style:family="table-cell" style:parent-style-name="Default">
      <style:table-cell-properties fo:background-color="#ffffa6" fo:border="0.06pt solid #000000"/>
    </style:style>
    <style:style style:name="ce19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98" style:family="table-cell" style:parent-style-name="Default">
      <style:table-cell-properties fo:background-color="#dddddd"/>
      <style:text-properties style:font-name="Liberation Serif"/>
    </style:style>
    <style:style style:name="ce19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2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20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20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2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4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0" style:family="table-cell" style:parent-style-name="Default">
      <style:table-cell-properties fo:background-color="#dddddd" fo:wrap-option="no-wrap"/>
    </style:style>
    <style:style style:name="ce2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2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23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wrap-option="no-wrap"/>
    </style:style>
    <style:style style:name="ce237" style:family="table-cell" style:parent-style-name="Default">
      <style:text-properties fo:font-size="12pt" style:text-underline-style="none" style:font-size-asian="12pt" style:font-size-complex="12pt"/>
    </style:style>
    <style:style style:name="ce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39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2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4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255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256" style:family="table-cell" style:parent-style-name="Default">
      <style:table-cell-properties fo:background-color="#dddddd" fo:border="none"/>
    </style:style>
    <style:style style:name="ce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88"/>
        <table:table-column table:style-name="co3" table:default-cell-style-name="ce188"/>
        <table:table-column table:style-name="co4" table:default-cell-style-name="ce188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78"/>
          <table:table-cell table:style-name="ce179" table:number-columns-repeated="3"/>
          <table:table-cell table:style-name="ce178" table:number-columns-repeated="2"/>
          <table:table-cell table:number-columns-repeated="3"/>
        </table:table-row>
        <table:table-row table:style-name="ro2">
          <table:table-cell table:style-name="ce178"/>
          <table:table-cell table:style-name="ce180" office:value-type="string" calcext:value-type="string" table:number-columns-spanned="4" table:number-rows-spanned="1">
            <text:p>NASDAQ</text:p>
          </table:table-cell>
          <table:covered-table-cell table:style-name="ce186"/>
          <table:covered-table-cell table:style-name="ce190"/>
          <table:covered-table-cell table:style-name="ce191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181" office:value-type="string" calcext:value-type="string" table:number-columns-spanned="1" table:number-rows-spanned="2">
            <text:p>Short Time Series – 50 points</text:p>
          </table:table-cell>
          <table:table-cell table:style-name="ce181" office:value-type="string" calcext:value-type="string">
            <text:p>Short-term Forecasting</text:p>
          </table:table-cell>
          <table:table-cell table:style-name="ce181" office:value-type="string" calcext:value-type="string" table:number-columns-spanned="1" table:number-rows-spanned="2">
            <text:p>Parameter Searching</text:p>
          </table:table-cell>
          <table:table-cell table:style-name="ce181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178"/>
          <table:covered-table-cell table:style-name="ce181"/>
          <table:table-cell table:style-name="ce181" office:value-type="string" calcext:value-type="string">
            <text:p>Long-term Forecasting</text:p>
          </table:table-cell>
          <table:covered-table-cell table:number-columns-repeated="2" table:style-name="ce191"/>
          <table:table-cell table:style-name="ce194"/>
          <table:table-cell table:number-columns-repeated="3"/>
        </table:table-row>
        <table:table-row table:style-name="ro3">
          <table:table-cell table:style-name="ce178"/>
          <table:table-cell table:style-name="ce182" office:value-type="string" calcext:value-type="string" table:number-columns-spanned="1" table:number-rows-spanned="2">
            <text:p>Long Time Series</text:p>
          </table:table-cell>
          <table:table-cell table:style-name="ce182" office:value-type="string" calcext:value-type="string">
            <text:p>Short-term Forecasting</text:p>
          </table:table-cell>
          <table:table-cell table:style-name="ce182" office:value-type="string" calcext:value-type="string" table:number-columns-spanned="1" table:number-rows-spanned="2">
            <text:p>Parameter Searching</text:p>
          </table:table-cell>
          <table:table-cell table:style-name="ce182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182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94"/>
          <table:table-cell table:number-columns-repeated="3"/>
        </table:table-row>
        <table:table-row table:style-name="ro1"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94"/>
          <table:table-cell table:style-name="ce195" table:number-columns-repeated="2"/>
          <table:table-cell/>
        </table:table-row>
        <table:table-row table:style-name="ro2">
          <table:table-cell table:style-name="ce178"/>
          <table:table-cell table:style-name="ce185" office:value-type="string" calcext:value-type="string" table:number-columns-spanned="4" table:number-rows-spanned="1">
            <text:p>Book</text:p>
          </table:table-cell>
          <table:covered-table-cell table:style-name="ce186"/>
          <table:covered-table-cell table:style-name="ce191"/>
          <table:covered-table-cell table:style-name="ce181"/>
          <table:table-cell table:style-name="ce194"/>
          <table:table-cell table:style-name="ce196"/>
          <table:table-cell table:style-name="ce197"/>
          <table:table-cell table:style-name="ce197" table:number-columns-spanned="1" table:number-rows-spanned="2"/>
        </table:table-row>
        <table:table-row table:style-name="ro3">
          <table:table-cell table:style-name="ce178"/>
          <table:table-cell table:style-name="ce181" office:value-type="string" calcext:value-type="string" table:number-columns-spanned="1" table:number-rows-spanned="2">
            <text:p>Short Time Series</text:p>
          </table:table-cell>
          <table:table-cell table:style-name="ce181" office:value-type="string" calcext:value-type="string">
            <text:p>Short-term Forecasting</text:p>
          </table:table-cell>
          <table:table-cell table:style-name="ce181" office:value-type="string" calcext:value-type="string" table:number-columns-spanned="1" table:number-rows-spanned="2">
            <text:p>Parameter Searching</text:p>
          </table:table-cell>
          <table:table-cell table:style-name="ce181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style-name="ce196"/>
          <table:table-cell table:style-name="ce197"/>
          <table:covered-table-cell/>
        </table:table-row>
        <table:table-row table:style-name="ro3">
          <table:table-cell table:style-name="ce178"/>
          <table:covered-table-cell table:style-name="ce186"/>
          <table:table-cell table:style-name="ce181" office:value-type="string" calcext:value-type="string">
            <text:p>Long-term Forecasting</text:p>
          </table:table-cell>
          <table:covered-table-cell table:number-columns-repeated="2" table:style-name="ce191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182" office:value-type="string" calcext:value-type="string" table:number-columns-spanned="1" table:number-rows-spanned="2">
            <text:p>Long Time Series</text:p>
          </table:table-cell>
          <table:table-cell table:style-name="ce182" office:value-type="string" calcext:value-type="string">
            <text:p>Short-term Forecasting</text:p>
          </table:table-cell>
          <table:table-cell table:style-name="ce182" office:value-type="string" calcext:value-type="string" table:number-columns-spanned="1" table:number-rows-spanned="2">
            <text:p>Parameter Searching</text:p>
          </table:table-cell>
          <table:table-cell table:style-name="ce182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182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78"/>
          <table:table-cell table:number-columns-repeated="3"/>
        </table:table-row>
        <table:table-row table:style-name="ro1">
          <table:table-cell table:style-name="ce178" table:number-columns-repeated="6"/>
          <table:table-cell table:number-columns-repeated="3"/>
        </table:table-row>
        <table:table-row table:style-name="ro2">
          <table:table-cell table:style-name="ce178"/>
          <table:table-cell table:style-name="ce185" office:value-type="string" calcext:value-type="string" table:number-columns-spanned="4" table:number-rows-spanned="1">
            <text:p>Synthetic ~ Data Volume</text:p>
          </table:table-cell>
          <table:covered-table-cell table:style-name="ce186"/>
          <table:covered-table-cell table:number-columns-repeated="2" table:style-name="ce191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181" office:value-type="string" calcext:value-type="string" table:number-columns-spanned="1" table:number-rows-spanned="2">
            <text:p>Short Time Series</text:p>
          </table:table-cell>
          <table:table-cell table:style-name="ce181" office:value-type="string" calcext:value-type="string">
            <text:p>Short-term Forecasting</text:p>
          </table:table-cell>
          <table:table-cell table:style-name="ce181" office:value-type="string" calcext:value-type="string" table:number-columns-spanned="1" table:number-rows-spanned="2">
            <text:p>Parameter Searching</text:p>
          </table:table-cell>
          <table:table-cell table:style-name="ce181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6"/>
          <table:table-cell table:style-name="ce181" office:value-type="string" calcext:value-type="string">
            <text:p>Long-term Forecasting</text:p>
          </table:table-cell>
          <table:covered-table-cell table:number-columns-repeated="2" table:style-name="ce191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182" office:value-type="string" calcext:value-type="string" table:number-columns-spanned="1" table:number-rows-spanned="2">
            <text:p>Long Time Series</text:p>
          </table:table-cell>
          <table:table-cell table:style-name="ce182" office:value-type="string" calcext:value-type="string">
            <text:p>Short-term Forecasting</text:p>
          </table:table-cell>
          <table:table-cell table:style-name="ce182" office:value-type="string" calcext:value-type="string" table:number-columns-spanned="1" table:number-rows-spanned="2">
            <text:p>Parameter Searching</text:p>
          </table:table-cell>
          <table:table-cell table:style-name="ce182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182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78"/>
          <table:table-cell table:number-columns-repeated="3"/>
        </table:table-row>
        <table:table-row table:style-name="ro1">
          <table:table-cell table:style-name="ce178"/>
          <table:table-cell table:style-name="ce187"/>
          <table:table-cell table:style-name="ce189" table:number-columns-repeated="2"/>
          <table:table-cell table:style-name="ce17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99"/>
        <table:table-column table:style-name="co8" table:number-columns-repeated="3" table:default-cell-style-name="ce205"/>
        <table:table-column table:style-name="co7" table:default-cell-style-name="ce199"/>
        <table:table-column table:style-name="co6" table:number-columns-repeated="2" table:default-cell-style-name="ce205"/>
        <table:table-column table:style-name="co9" table:default-cell-style-name="ce205"/>
        <table:table-column table:style-name="co7" table:default-cell-style-name="ce199"/>
        <table:table-column table:style-name="co6" table:number-columns-repeated="3" table:default-cell-style-name="ce205"/>
        <table:table-column table:style-name="co7" table:default-cell-style-name="ce199"/>
        <table:table-column table:style-name="co6" table:number-columns-repeated="3" table:default-cell-style-name="ce200"/>
        <table:table-column table:style-name="co6" table:number-columns-repeated="1001" table:default-cell-style-name="Default"/>
        <table:table-row table:style-name="ro4">
          <table:table-cell table:style-name="ce198" table:number-columns-repeated="13"/>
          <table:table-cell table:number-columns-repeated="1004"/>
        </table:table-row>
        <table:table-row table:style-name="ro5">
          <table:table-cell table:style-name="ce198"/>
          <table:table-cell table:style-name="ce201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198"/>
          <table:table-cell table:style-name="ce198"/>
          <table:table-cell table:number-columns-repeated="1004"/>
        </table:table-row>
        <table:table-row table:style-name="ro4">
          <table:table-cell table:style-name="ce198" table:number-columns-repeated="13"/>
          <table:table-cell table:number-columns-repeated="1004"/>
        </table:table-row>
        <table:table-row table:style-name="ro6">
          <table:table-cell table:style-name="ce198"/>
          <table:table-cell table:style-name="ce202" office:value-type="string" calcext:value-type="string" table:number-columns-spanned="3" table:number-rows-spanned="1">
            <text:p>US Macro-economic data</text:p>
          </table:table-cell>
          <table:covered-table-cell table:style-name="ce206"/>
          <table:covered-table-cell table:style-name="ce208"/>
          <table:table-cell table:style-name="ce198"/>
          <table:table-cell table:style-name="ce202" office:value-type="string" calcext:value-type="string" table:number-columns-spanned="3" table:number-rows-spanned="1">
            <text:p>El-nino data</text:p>
          </table:table-cell>
          <table:covered-table-cell table:style-name="ce206"/>
          <table:covered-table-cell table:style-name="ce208"/>
          <table:table-cell table:style-name="ce198"/>
          <table:table-cell table:style-name="ce202" office:value-type="string" calcext:value-type="string" table:number-columns-spanned="3" table:number-rows-spanned="1">
            <text:p>Ozone</text:p>
          </table:table-cell>
          <table:covered-table-cell table:style-name="ce206"/>
          <table:covered-table-cell table:style-name="ce208"/>
          <table:table-cell table:style-name="ce198"/>
          <table:table-cell table:number-columns-repeated="1004"/>
        </table:table-row>
        <table:table-row table:style-name="ro6">
          <table:table-cell table:style-name="ce198"/>
          <table:table-cell table:style-name="ce203" office:value-type="string" calcext:value-type="string" table:number-columns-spanned="3" table:number-rows-spanned="1">
            <text:p>12 x 203</text:p>
          </table:table-cell>
          <table:covered-table-cell table:style-name="ce207"/>
          <table:covered-table-cell table:style-name="ce209"/>
          <table:table-cell table:style-name="ce198"/>
          <table:table-cell table:style-name="ce203" office:value-type="string" calcext:value-type="string" table:number-columns-spanned="3" table:number-rows-spanned="1">
            <text:p>12 x 61</text:p>
          </table:table-cell>
          <table:covered-table-cell table:style-name="ce207"/>
          <table:covered-table-cell table:style-name="ce209"/>
          <table:table-cell table:style-name="ce198"/>
          <table:table-cell table:style-name="ce203" office:value-type="string" calcext:value-type="string" table:number-columns-spanned="3" table:number-rows-spanned="1">
            <text:p>8 x 203</text:p>
          </table:table-cell>
          <table:covered-table-cell table:style-name="ce207"/>
          <table:covered-table-cell table:style-name="ce209"/>
          <table:table-cell table:style-name="ce198"/>
          <table:table-cell table:number-columns-repeated="1004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8">
          <table:table-cell/>
          <table:table-cell table:style-name="ce178" table:number-columns-repeated="3"/>
          <table:table-cell/>
          <table:table-cell table:style-name="ce211" table:number-columns-repeated="3"/>
          <table:table-cell/>
          <table:table-cell table:style-name="ce178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6">
          <table:table-cell/>
          <table:table-cell table:style-name="ce202" office:value-type="string" calcext:value-type="string" table:number-columns-spanned="3" table:number-rows-spanned="1">
            <text:p>Night Visitors</text:p>
          </table:table-cell>
          <table:covered-table-cell table:style-name="ce206"/>
          <table:covered-table-cell table:style-name="ce208"/>
          <table:table-cell/>
          <table:table-cell table:style-name="ce202" office:value-type="string" calcext:value-type="string" table:number-columns-spanned="3" table:number-rows-spanned="1">
            <text:p>Inflation</text:p>
          </table:table-cell>
          <table:covered-table-cell table:style-name="ce206"/>
          <table:covered-table-cell table:style-name="ce208"/>
          <table:table-cell/>
          <table:table-cell table:style-name="ce211"/>
          <table:table-cell table:style-name="ce178" table:number-columns-repeated="2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6">
          <table:table-cell/>
          <table:table-cell table:style-name="ce203" office:value-type="string" calcext:value-type="string" table:number-columns-spanned="3" table:number-rows-spanned="1">
            <text:p>8 x 56</text:p>
          </table:table-cell>
          <table:covered-table-cell table:style-name="ce207"/>
          <table:covered-table-cell table:style-name="ce209"/>
          <table:table-cell/>
          <table:table-cell table:style-name="ce203" office:value-type="string" calcext:value-type="string" table:number-columns-spanned="3" table:number-rows-spanned="1">
            <text:p>8 x 123</text:p>
          </table:table-cell>
          <table:covered-table-cell table:style-name="ce207"/>
          <table:covered-table-cell table:style-name="ce209"/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 table:style-name="ce198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198" table:number-columns-repeated="9"/>
          <table:table-cell table:number-columns-repeated="1004"/>
        </table:table-row>
        <table:table-row table:style-name="ro8"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198"/>
          <table:table-cell table:style-name="ce178" table:number-columns-repeated="3"/>
          <table:table-cell table:style-name="ce198"/>
          <table:table-cell table:number-columns-repeated="1004"/>
        </table:table-row>
        <table:table-row table:style-name="ro6">
          <table:table-cell/>
          <table:table-cell table:style-name="ce202" office:value-type="string" calcext:value-type="string" table:number-columns-spanned="3" table:number-rows-spanned="1">
            <text:p>Book – 3</text:p>
          </table:table-cell>
          <table:covered-table-cell table:style-name="ce206"/>
          <table:covered-table-cell table:style-name="ce208"/>
          <table:table-cell table:style-name="ce210"/>
          <table:table-cell table:style-name="ce202" office:value-type="string" calcext:value-type="string" table:number-columns-spanned="3" table:number-rows-spanned="1">
            <text:p>Yahoo</text:p>
          </table:table-cell>
          <table:covered-table-cell table:style-name="ce206"/>
          <table:covered-table-cell table:style-name="ce208"/>
          <table:table-cell table:style-name="ce210"/>
          <table:table-cell table:style-name="ce202" office:value-type="string" calcext:value-type="string" table:number-columns-spanned="3" table:number-rows-spanned="1">
            <text:p>NASDAQ</text:p>
          </table:table-cell>
          <table:covered-table-cell table:style-name="ce206"/>
          <table:covered-table-cell table:style-name="ce208"/>
          <table:table-cell table:number-columns-repeated="1005"/>
        </table:table-row>
        <table:table-row table:style-name="ro7">
          <table:table-cell/>
          <table:table-cell table:style-name="ce203" office:value-type="string" calcext:value-type="string" table:number-columns-spanned="3" table:number-rows-spanned="1">
            <text:p>3 x N</text:p>
          </table:table-cell>
          <table:covered-table-cell table:style-name="ce207"/>
          <table:covered-table-cell table:style-name="ce209"/>
          <table:table-cell table:style-name="ce210"/>
          <table:table-cell table:style-name="ce203" office:value-type="string" calcext:value-type="string" table:number-columns-spanned="3" table:number-rows-spanned="1">
            <text:p>5 x 2469</text:p>
          </table:table-cell>
          <table:covered-table-cell table:style-name="ce207"/>
          <table:covered-table-cell table:style-name="ce209"/>
          <table:table-cell table:style-name="ce210"/>
          <table:table-cell table:style-name="ce203" office:value-type="string" calcext:value-type="string" table:number-columns-spanned="3" table:number-rows-spanned="1">
            <text:p>82 x 40560</text:p>
          </table:table-cell>
          <table:covered-table-cell table:style-name="ce207"/>
          <table:covered-table-cell table:style-name="ce209"/>
          <table:table-cell table:number-columns-repeated="1005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style-name="ce210"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style-name="ce210"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10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210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10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0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10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0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0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198"/>
          <table:table-cell office:value-type="float" office:value="6" calcext:value-type="float">
            <text:p>6</text:p>
          </table:table-cell>
          <table:table-cell table:number-columns-repeated="2"/>
          <table:table-cell table:style-name="ce17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178"/>
          <table:table-cell office:value-type="float" office:value="6" calcext:value-type="float">
            <text:p>6</text:p>
          </table:table-cell>
          <table:table-cell table:number-columns-repeated="2"/>
          <table:table-cell table:style-name="ce198"/>
          <table:table-cell table:number-columns-repeated="1004"/>
        </table:table-row>
        <table:table-row table:style-name="ro9">
          <table:table-cell table:style-name="ce198"/>
          <table:table-cell office:value-type="float" office:value="7" calcext:value-type="float">
            <text:p>7</text:p>
          </table:table-cell>
          <table:table-cell table:number-columns-repeated="2"/>
          <table:table-cell table:style-name="ce17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178"/>
          <table:table-cell office:value-type="float" office:value="7" calcext:value-type="float">
            <text:p>7</text:p>
          </table:table-cell>
          <table:table-cell table:number-columns-repeated="2"/>
          <table:table-cell table:style-name="ce198"/>
          <table:table-cell table:number-columns-repeated="1004"/>
        </table:table-row>
        <table:table-row table:style-name="ro4">
          <table:table-cell table:style-name="ce178" table:number-columns-repeated="13"/>
          <table:table-cell table:number-columns-repeated="1004"/>
        </table:table-row>
        <table:table-row table:style-name="ro4" table:number-rows-repeated="3">
          <table:table-cell table:style-name="ce200" table:number-columns-repeated="13"/>
          <table:table-cell table:number-columns-repeated="1004"/>
        </table:table-row>
        <table:table-row table:style-name="ro4">
          <table:table-cell table:style-name="ce200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178"/>
        <table:table-column table:style-name="co10" table:default-cell-style-name="ce190"/>
        <table:table-column table:style-name="co11" table:default-cell-style-name="ce222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1" table:default-cell-style-name="ce232"/>
        <table:table-column table:style-name="co6" table:number-columns-repeated="2" table:default-cell-style-name="ce232"/>
        <table:table-column table:style-name="co6" table:default-cell-style-name="ce226"/>
        <table:table-column table:style-name="co6" table:default-cell-style-name="ce232"/>
        <table:table-column table:style-name="co6" table:default-cell-style-name="ce226"/>
        <table:table-column table:style-name="co6" table:default-cell-style-name="ce232"/>
        <table:table-column table:style-name="co11" table:default-cell-style-name="ce232"/>
        <table:table-column table:style-name="co6" table:number-columns-repeated="2" table:default-cell-style-name="ce226"/>
        <table:table-column table:style-name="co1" table:default-cell-style-name="ce230"/>
        <table:table-column table:style-name="co6" table:number-columns-repeated="2" table:default-cell-style-name="ce226"/>
        <table:table-column table:style-name="co1" table:default-cell-style-name="ce230"/>
        <table:table-column table:style-name="co15" table:default-cell-style-name="ce226"/>
        <table:table-column table:style-name="co1" table:default-cell-style-name="ce178"/>
        <table:table-row table:style-name="ro10">
          <table:table-cell/>
          <table:table-cell table:style-name="ce178" table:number-columns-repeated="20"/>
          <table:table-cell/>
        </table:table-row>
        <table:table-row table:style-name="ro11">
          <table:table-cell/>
          <table:table-cell table:style-name="ce214"/>
          <table:table-cell table:style-name="ce220"/>
          <table:table-cell table:style-name="ce223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 table:style-name="Default"/>
          <table:covered-table-cell table:style-name="ce178"/>
          <table:covered-table-cell table:style-name="ce213"/>
          <table:table-cell/>
        </table:table-row>
        <table:table-row table:style-name="ro10">
          <table:table-cell/>
          <table:table-cell table:style-name="ce214"/>
          <table:table-cell table:style-name="ce220"/>
          <table:table-cell table:style-name="ce178" table:number-columns-repeated="3"/>
          <table:table-cell table:style-name="ce220" table:number-columns-repeated="10"/>
          <table:table-cell table:style-name="ce178" table:number-columns-repeated="5"/>
          <table:table-cell/>
        </table:table-row>
        <table:table-row table:style-name="ro6">
          <table:table-cell/>
          <table:table-cell table:style-name="ce178"/>
          <table:table-cell table:style-name="ce221"/>
          <table:table-cell table:style-name="ce224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31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215" table:number-columns-repeated="2"/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covered-table-cell table:style-name="Default"/>
          <table:table-cell/>
        </table:table-row>
        <table:table-row table:style-name="ro10">
          <table:table-cell/>
          <table:table-cell table:style-name="ce216"/>
          <table:table-cell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 table:number-columns-repeated="2"/>
          <table:table-cell/>
        </table:table-row>
        <table:table-row table:style-name="ro7">
          <table:table-cell/>
          <table:table-cell table:style-name="ce217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663737" calcext:value-type="float">
            <text:p>1.663737</text:p>
          </table:table-cell>
          <table:table-cell table:style-name="ce227" office:value-type="float" office:value="0.0227405" calcext:value-type="float">
            <text:p>0.0227405</text:p>
          </table:table-cell>
          <table:table-cell/>
          <table:table-cell table:style-name="ce227" office:value-type="float" office:value="2.500472" calcext:value-type="float">
            <text:p>2.500472</text:p>
          </table:table-cell>
          <table:table-cell table:style-name="ce227" office:value-type="float" office:value="0.0346073" calcext:value-type="float">
            <text:p>0.0346073</text:p>
          </table:table-cell>
          <table:table-cell/>
          <table:table-cell table:style-name="ce227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4770476" calcext:value-type="float">
            <text:p>1.4770476</text:p>
          </table:table-cell>
          <table:table-cell table:style-name="ce227" office:value-type="float" office:value="0.0205741" calcext:value-type="float">
            <text:p>0.0205741</text:p>
          </table:table-cell>
          <table:table-cell/>
          <table:table-cell table:style-name="ce227" office:value-type="float" office:value="1.87692" calcext:value-type="float">
            <text:p>1.87692</text:p>
          </table:table-cell>
          <table:table-cell table:style-name="ce227" office:value-type="float" office:value="0.026281" calcext:value-type="float">
            <text:p>0.026281</text:p>
          </table:table-cell>
          <table:table-cell/>
          <table:table-cell table:style-name="ce227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/>
          <table:table-cell table:number-columns-repeated="2"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347702" calcext:value-type="float">
            <text:p>1.347702</text:p>
          </table:table-cell>
          <table:table-cell table:style-name="ce227" office:value-type="float" office:value="0.018737" calcext:value-type="float">
            <text:p>0.018737</text:p>
          </table:table-cell>
          <table:table-cell/>
          <table:table-cell table:style-name="ce227" office:value-type="float" office:value="1.7430873" calcext:value-type="float">
            <text:p>1.7430873</text:p>
          </table:table-cell>
          <table:table-cell table:style-name="ce227" office:value-type="float" office:value="0.0245363" calcext:value-type="float">
            <text:p>0.0245363</text:p>
          </table:table-cell>
          <table:table-cell/>
          <table:table-cell table:style-name="ce227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.0880053" calcext:value-type="float">
            <text:p>2.0880053</text:p>
          </table:table-cell>
          <table:table-cell table:style-name="ce227" office:value-type="float" office:value="0.0293899" calcext:value-type="float">
            <text:p>0.0293899</text:p>
          </table:table-cell>
          <table:table-cell/>
          <table:table-cell table:style-name="ce227" office:value-type="float" office:value="1.5591839" calcext:value-type="float">
            <text:p>1.5591839</text:p>
          </table:table-cell>
          <table:table-cell table:style-name="ce227" office:value-type="float" office:value="0.0218572" calcext:value-type="float">
            <text:p>0.0218572</text:p>
          </table:table-cell>
          <table:table-cell/>
          <table:table-cell table:style-name="ce227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217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472198" calcext:value-type="float">
            <text:p>1.472198</text:p>
          </table:table-cell>
          <table:table-cell table:style-name="ce227" office:value-type="float" office:value="0.020653" calcext:value-type="float">
            <text:p>0.020653</text:p>
          </table:table-cell>
          <table:table-cell/>
          <table:table-cell table:style-name="ce227" office:value-type="float" office:value="1.6342625" calcext:value-type="float">
            <text:p>1.6342625</text:p>
          </table:table-cell>
          <table:table-cell table:style-name="ce227" office:value-type="float" office:value="0.023019" calcext:value-type="float">
            <text:p>0.023019</text:p>
          </table:table-cell>
          <table:table-cell/>
          <table:table-cell table:style-name="ce227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0.339382" calcext:value-type="float">
            <text:p>0.339382</text:p>
          </table:table-cell>
          <table:table-cell table:style-name="ce228" office:value-type="float" office:value="0.004755" calcext:value-type="float">
            <text:p>0.004755</text:p>
          </table:table-cell>
          <table:table-cell/>
          <table:table-cell table:style-name="ce228" office:value-type="float" office:value="1.136282" calcext:value-type="float">
            <text:p>1.136282</text:p>
          </table:table-cell>
          <table:table-cell table:style-name="ce228" office:value-type="float" office:value="0.015912" calcext:value-type="float">
            <text:p>0.015912</text:p>
          </table:table-cell>
          <table:table-cell/>
          <table:table-cell table:style-name="ce228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/>
          <table:table-cell table:number-columns-repeated="2"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9" calcext:value-type="float">
            <text:p>9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0.9559005" calcext:value-type="float">
            <text:p>0.9559005</text:p>
          </table:table-cell>
          <table:table-cell table:style-name="ce229" office:value-type="float" office:value="0.013318" calcext:value-type="float">
            <text:p>0.013318</text:p>
          </table:table-cell>
          <table:table-cell/>
          <table:table-cell table:style-name="ce229" office:value-type="float" office:value="1.2284981" calcext:value-type="float">
            <text:p>1.2284981</text:p>
          </table:table-cell>
          <table:table-cell table:style-name="ce229" office:value-type="float" office:value="0.0171025" calcext:value-type="float">
            <text:p>0.0171025</text:p>
          </table:table-cell>
          <table:table-cell/>
          <table:table-cell table:style-name="ce229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.1678639" calcext:value-type="float">
            <text:p>1.1678639</text:p>
          </table:table-cell>
          <table:table-cell table:style-name="ce228" office:value-type="float" office:value="0.016257" calcext:value-type="float">
            <text:p>0.016257</text:p>
          </table:table-cell>
          <table:table-cell/>
          <table:table-cell table:style-name="ce228" office:value-type="float" office:value="1.556005" calcext:value-type="float">
            <text:p>1.556005</text:p>
          </table:table-cell>
          <table:table-cell table:style-name="ce228" office:value-type="float" office:value="0.021727" calcext:value-type="float">
            <text:p>0.021727</text:p>
          </table:table-cell>
          <table:table-cell/>
          <table:table-cell table:style-name="ce228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/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63439" calcext:value-type="float">
            <text:p>1.063439</text:p>
          </table:table-cell>
          <table:table-cell table:style-name="ce229" office:value-type="float" office:value="0.014841" calcext:value-type="float">
            <text:p>0.014841</text:p>
          </table:table-cell>
          <table:table-cell/>
          <table:table-cell table:style-name="ce229" office:value-type="float" office:value="1.4329941" calcext:value-type="float">
            <text:p>1.4329941</text:p>
          </table:table-cell>
          <table:table-cell table:style-name="ce229" office:value-type="float" office:value="0.0199402" calcext:value-type="float">
            <text:p>0.0199402</text:p>
          </table:table-cell>
          <table:table-cell/>
          <table:table-cell table:style-name="ce229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215" table:number-columns-repeated="2"/>
          <table:table-cell table:style-name="ce230" table:number-columns-repeated="3"/>
          <table:table-cell table:style-name="ce233" table:number-columns-repeated="10"/>
          <table:table-cell/>
          <table:table-cell table:style-name="ce233" table:number-columns-repeated="2"/>
          <table:table-cell/>
          <table:table-cell table:style-name="ce230"/>
          <table:table-cell/>
        </table:table-row>
        <table:table-row table:style-name="ro7">
          <table:table-cell/>
          <table:table-cell table:style-name="ce218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84863513" calcext:value-type="float">
            <text:p>1.84863513</text:p>
          </table:table-cell>
          <table:table-cell table:style-name="ce227" office:value-type="float" office:value="0.02526777" calcext:value-type="float">
            <text:p>0.02526777</text:p>
          </table:table-cell>
          <table:table-cell/>
          <table:table-cell table:style-name="ce227" office:value-type="float" office:value="1.9387255" calcext:value-type="float">
            <text:p>1.9387255</text:p>
          </table:table-cell>
          <table:table-cell table:style-name="ce227" office:value-type="float" office:value="0.0268326" calcext:value-type="float">
            <text:p>0.0268326</text:p>
          </table:table-cell>
          <table:table-cell/>
          <table:table-cell table:style-name="ce227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501032" calcext:value-type="float">
            <text:p>1.501032</text:p>
          </table:table-cell>
          <table:table-cell table:style-name="ce227" office:value-type="float" office:value="0.0209082" calcext:value-type="float">
            <text:p>0.0209082</text:p>
          </table:table-cell>
          <table:table-cell/>
          <table:table-cell table:style-name="ce227" office:value-type="float" office:value="1.3763306" calcext:value-type="float">
            <text:p>1.3763306</text:p>
          </table:table-cell>
          <table:table-cell table:style-name="ce227" office:value-type="float" office:value="0.0192717" calcext:value-type="float">
            <text:p>0.0192717</text:p>
          </table:table-cell>
          <table:table-cell/>
          <table:table-cell table:style-name="ce227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247359" calcext:value-type="float">
            <text:p>1.247359</text:p>
          </table:table-cell>
          <table:table-cell table:style-name="ce227" office:value-type="float" office:value="0.0173421" calcext:value-type="float">
            <text:p>0.0173421</text:p>
          </table:table-cell>
          <table:table-cell/>
          <table:table-cell table:style-name="ce227" office:value-type="float" office:value="1.5838347" calcext:value-type="float">
            <text:p>1.5838347</text:p>
          </table:table-cell>
          <table:table-cell table:style-name="ce227" office:value-type="float" office:value="0.0222946" calcext:value-type="float">
            <text:p>0.0222946</text:p>
          </table:table-cell>
          <table:table-cell/>
          <table:table-cell table:style-name="ce227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8550645" calcext:value-type="float">
            <text:p>1.8550645</text:p>
          </table:table-cell>
          <table:table-cell table:style-name="ce227" office:value-type="float" office:value="0.0261111" calcext:value-type="float">
            <text:p>0.0261111</text:p>
          </table:table-cell>
          <table:table-cell/>
          <table:table-cell table:style-name="ce227" office:value-type="float" office:value="1.4155404" calcext:value-type="float">
            <text:p>1.4155404</text:p>
          </table:table-cell>
          <table:table-cell table:style-name="ce227" office:value-type="float" office:value="0.0198435" calcext:value-type="float">
            <text:p>0.0198435</text:p>
          </table:table-cell>
          <table:table-cell/>
          <table:table-cell table:style-name="ce227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218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.1" calcext:value-type="float">
            <text:p>0.1</text:p>
          </table:table-cell>
          <table:table-cell/>
          <table:table-cell table:style-name="ce227" office:value-type="float" office:value="1.397108" calcext:value-type="float">
            <text:p>1.397108</text:p>
          </table:table-cell>
          <table:table-cell table:style-name="ce227" office:value-type="float" office:value="0.019599" calcext:value-type="float">
            <text:p>0.019599</text:p>
          </table:table-cell>
          <table:table-cell/>
          <table:table-cell table:style-name="ce227" office:value-type="float" office:value="1.430633" calcext:value-type="float">
            <text:p>1.430633</text:p>
          </table:table-cell>
          <table:table-cell table:style-name="ce227" office:value-type="float" office:value="0.020151" calcext:value-type="float">
            <text:p>0.020151</text:p>
          </table:table-cell>
          <table:table-cell/>
          <table:table-cell table:style-name="ce227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" calcext:value-type="float">
            <text:p>5</text:p>
          </table:table-cell>
          <table:table-cell/>
          <table:table-cell table:style-name="ce228" office:value-type="float" office:value="0.216386" calcext:value-type="float">
            <text:p>0.216386</text:p>
          </table:table-cell>
          <table:table-cell table:style-name="ce228" office:value-type="float" office:value="0.0030317" calcext:value-type="float">
            <text:p>0.0030317</text:p>
          </table:table-cell>
          <table:table-cell/>
          <table:table-cell table:style-name="ce228" office:value-type="float" office:value="0.65831" calcext:value-type="float">
            <text:p>0.65831</text:p>
          </table:table-cell>
          <table:table-cell table:style-name="ce228" office:value-type="float" office:value="0.0092188" calcext:value-type="float">
            <text:p>0.0092188</text:p>
          </table:table-cell>
          <table:table-cell/>
          <table:table-cell table:style-name="ce228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/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863809" calcext:value-type="float">
            <text:p>1.0863809</text:p>
          </table:table-cell>
          <table:table-cell table:style-name="ce229" office:value-type="float" office:value="0.0151363" calcext:value-type="float">
            <text:p>0.0151363</text:p>
          </table:table-cell>
          <table:table-cell/>
          <table:table-cell table:style-name="ce229" office:value-type="float" office:value="0.7532134" calcext:value-type="float">
            <text:p>0.7532134</text:p>
          </table:table-cell>
          <table:table-cell table:style-name="ce229" office:value-type="float" office:value="0.010485862" calcext:value-type="float">
            <text:p>0.010485862</text:p>
          </table:table-cell>
          <table:table-cell/>
          <table:table-cell table:style-name="ce229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.559804" calcext:value-type="float">
            <text:p>1.559804</text:p>
          </table:table-cell>
          <table:table-cell table:style-name="ce228" office:value-type="float" office:value="0.0217135" calcext:value-type="float">
            <text:p>0.0217135</text:p>
          </table:table-cell>
          <table:table-cell/>
          <table:table-cell table:style-name="ce228" office:value-type="float" office:value="1.3026913" calcext:value-type="float">
            <text:p>1.3026913</text:p>
          </table:table-cell>
          <table:table-cell table:style-name="ce228" office:value-type="float" office:value="0.01819" calcext:value-type="float">
            <text:p>0.01819</text:p>
          </table:table-cell>
          <table:table-cell/>
          <table:table-cell table:style-name="ce228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/>
          <table:table-cell table:number-columns-repeated="2" table:style-name="ce229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562796" calcext:value-type="float">
            <text:p>1.0562796</text:p>
          </table:table-cell>
          <table:table-cell table:style-name="ce229" office:value-type="float" office:value="0.014741" calcext:value-type="float">
            <text:p>0.014741</text:p>
          </table:table-cell>
          <table:table-cell/>
          <table:table-cell table:style-name="ce229" office:value-type="float" office:value="1.471853" calcext:value-type="float">
            <text:p>1.471853</text:p>
          </table:table-cell>
          <table:table-cell table:style-name="ce229" office:value-type="float" office:value="0.02048" calcext:value-type="float">
            <text:p>0.02048</text:p>
          </table:table-cell>
          <table:table-cell/>
          <table:table-cell table:style-name="ce229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215"/>
          <table:table-cell table:style-name="ce178"/>
          <table:table-cell table:style-name="ce230" table:number-columns-repeated="4"/>
          <table:table-cell table:style-name="ce233" table:number-columns-repeated="6"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/>
          <table:table-cell table:style-name="ce230"/>
          <table:table-cell/>
        </table:table-row>
        <table:table-row table:style-name="ro7">
          <table:table-cell/>
          <table:table-cell table:style-name="ce218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919909" calcext:value-type="float">
            <text:p>1.919909</text:p>
          </table:table-cell>
          <table:table-cell table:style-name="ce227" office:value-type="float" office:value="0.0262419" calcext:value-type="float">
            <text:p>0.0262419</text:p>
          </table:table-cell>
          <table:table-cell/>
          <table:table-cell table:style-name="ce227" office:value-type="float" office:value="74.725079" calcext:value-type="float">
            <text:p>74.725079</text:p>
          </table:table-cell>
          <table:table-cell table:style-name="ce227" office:value-type="float" office:value="1.0342198" calcext:value-type="float">
            <text:p>1.0342198</text:p>
          </table:table-cell>
          <table:table-cell/>
          <table:table-cell table:style-name="ce227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2267571" calcext:value-type="float">
            <text:p>1.2267571</text:p>
          </table:table-cell>
          <table:table-cell table:style-name="ce227" office:value-type="float" office:value="0.01708778" calcext:value-type="float">
            <text:p>0.01708778</text:p>
          </table:table-cell>
          <table:table-cell/>
          <table:table-cell table:style-name="ce227" office:value-type="float" office:value="74.196388" calcext:value-type="float">
            <text:p>74.196388</text:p>
          </table:table-cell>
          <table:table-cell table:style-name="ce227" office:value-type="float" office:value="1.03891551" calcext:value-type="float">
            <text:p>1.03891551</text:p>
          </table:table-cell>
          <table:table-cell/>
          <table:table-cell table:style-name="ce227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438964" calcext:value-type="float">
            <text:p>1.438964</text:p>
          </table:table-cell>
          <table:table-cell table:style-name="ce227" office:value-type="float" office:value="0.020006" calcext:value-type="float">
            <text:p>0.020006</text:p>
          </table:table-cell>
          <table:table-cell/>
          <table:table-cell table:style-name="ce227" office:value-type="float" office:value="73.740121" calcext:value-type="float">
            <text:p>73.740121</text:p>
          </table:table-cell>
          <table:table-cell table:style-name="ce227" office:value-type="float" office:value="1.0379919" calcext:value-type="float">
            <text:p>1.0379919</text:p>
          </table:table-cell>
          <table:table-cell/>
          <table:table-cell table:style-name="ce227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2.0140127" calcext:value-type="float">
            <text:p>2.0140127</text:p>
          </table:table-cell>
          <table:table-cell table:style-name="ce227" office:value-type="float" office:value="0.028348" calcext:value-type="float">
            <text:p>0.028348</text:p>
          </table:table-cell>
          <table:table-cell/>
          <table:table-cell table:style-name="ce227" office:value-type="float" office:value="74.05144" calcext:value-type="float">
            <text:p>74.05144</text:p>
          </table:table-cell>
          <table:table-cell table:style-name="ce227" office:value-type="float" office:value="1.0380817" calcext:value-type="float">
            <text:p>1.0380817</text:p>
          </table:table-cell>
          <table:table-cell/>
          <table:table-cell table:style-name="ce227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691474" calcext:value-type="float">
            <text:p>1.691474</text:p>
          </table:table-cell>
          <table:table-cell table:style-name="ce227" office:value-type="float" office:value="0.0237295" calcext:value-type="float">
            <text:p>0.0237295</text:p>
          </table:table-cell>
          <table:table-cell/>
          <table:table-cell table:style-name="ce227" office:value-type="float" office:value="73.82185" calcext:value-type="float">
            <text:p>73.82185</text:p>
          </table:table-cell>
          <table:table-cell table:style-name="ce227" office:value-type="float" office:value="1.0398181" calcext:value-type="float">
            <text:p>1.0398181</text:p>
          </table:table-cell>
          <table:table-cell/>
          <table:table-cell table:style-name="ce227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0.526125" calcext:value-type="float">
            <text:p>0.526125</text:p>
          </table:table-cell>
          <table:table-cell table:style-name="ce228" office:value-type="float" office:value="0.007371" calcext:value-type="float">
            <text:p>0.007371</text:p>
          </table:table-cell>
          <table:table-cell/>
          <table:table-cell table:style-name="ce228" office:value-type="float" office:value="74.1967" calcext:value-type="float">
            <text:p>74.1967</text:p>
          </table:table-cell>
          <table:table-cell table:style-name="ce228" office:value-type="float" office:value="1.039042" calcext:value-type="float">
            <text:p>1.039042</text:p>
          </table:table-cell>
          <table:table-cell/>
          <table:table-cell table:style-name="ce228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220822" calcext:value-type="float">
            <text:p>1.220822</text:p>
          </table:table-cell>
          <table:table-cell table:style-name="ce229" office:value-type="float" office:value="0.017009" calcext:value-type="float">
            <text:p>0.017009</text:p>
          </table:table-cell>
          <table:table-cell/>
          <table:table-cell table:style-name="ce229" office:value-type="float" office:value="74.32754" calcext:value-type="float">
            <text:p>74.32754</text:p>
          </table:table-cell>
          <table:table-cell table:style-name="ce229" office:value-type="float" office:value="1.034751" calcext:value-type="float">
            <text:p>1.034751</text:p>
          </table:table-cell>
          <table:table-cell/>
          <table:table-cell table:style-name="ce229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1.650266" calcext:value-type="float">
            <text:p>1.650266</text:p>
          </table:table-cell>
          <table:table-cell table:style-name="ce228" office:value-type="float" office:value="0.022972" calcext:value-type="float">
            <text:p>0.022972</text:p>
          </table:table-cell>
          <table:table-cell/>
          <table:table-cell table:style-name="ce228" office:value-type="float" office:value="74.09533" calcext:value-type="float">
            <text:p>74.09533</text:p>
          </table:table-cell>
          <table:table-cell table:style-name="ce228" office:value-type="float" office:value="1.0346291" calcext:value-type="float">
            <text:p>1.0346291</text:p>
          </table:table-cell>
          <table:table-cell/>
          <table:table-cell table:style-name="ce228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15019" calcext:value-type="float">
            <text:p>1.15019</text:p>
          </table:table-cell>
          <table:table-cell table:style-name="ce229" office:value-type="float" office:value="0.016051" calcext:value-type="float">
            <text:p>0.016051</text:p>
          </table:table-cell>
          <table:table-cell/>
          <table:table-cell table:style-name="ce229" office:value-type="float" office:value="74.5265" calcext:value-type="float">
            <text:p>74.5265</text:p>
          </table:table-cell>
          <table:table-cell table:style-name="ce229" office:value-type="float" office:value="1.037042" calcext:value-type="float">
            <text:p>1.037042</text:p>
          </table:table-cell>
          <table:table-cell/>
          <table:table-cell table:style-name="ce229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215"/>
          <table:table-cell table:style-name="ce178"/>
          <table:table-cell table:style-name="ce230" table:number-columns-repeated="4"/>
          <table:table-cell table:style-name="ce233" table:number-columns-repeated="6"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style-name="ce178"/>
          <table:table-cell table:style-name="ce230"/>
          <table:table-cell/>
        </table:table-row>
        <table:table-row table:style-name="ro7">
          <table:table-cell/>
          <table:table-cell table:style-name="ce218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3.001783" calcext:value-type="float">
            <text:p>3.001783</text:p>
          </table:table-cell>
          <table:table-cell table:style-name="ce227" office:value-type="float" office:value="0.041029" calcext:value-type="float">
            <text:p>0.041029</text:p>
          </table:table-cell>
          <table:table-cell/>
          <table:table-cell table:style-name="ce227" office:value-type="float" office:value="2.5162279" calcext:value-type="float">
            <text:p>2.5162279</text:p>
          </table:table-cell>
          <table:table-cell table:style-name="ce227" office:value-type="float" office:value="0.0348254" calcext:value-type="float">
            <text:p>0.0348254</text:p>
          </table:table-cell>
          <table:table-cell/>
          <table:table-cell table:style-name="ce239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3.343592" calcext:value-type="float">
            <text:p>3.343592</text:p>
          </table:table-cell>
          <table:table-cell table:style-name="ce227" office:value-type="float" office:value="0.0465736" calcext:value-type="float">
            <text:p>0.0465736</text:p>
          </table:table-cell>
          <table:table-cell/>
          <table:table-cell table:style-name="ce227" office:value-type="float" office:value="3.3491786" calcext:value-type="float">
            <text:p>3.3491786</text:p>
          </table:table-cell>
          <table:table-cell table:style-name="ce227" office:value-type="float" office:value="0.0468959" calcext:value-type="float">
            <text:p>0.0468959</text:p>
          </table:table-cell>
          <table:table-cell/>
          <table:table-cell table:style-name="ce227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4.564385" calcext:value-type="float">
            <text:p>4.564385</text:p>
          </table:table-cell>
          <table:table-cell table:style-name="ce227" office:value-type="float" office:value="0.0634589" calcext:value-type="float">
            <text:p>0.0634589</text:p>
          </table:table-cell>
          <table:table-cell/>
          <table:table-cell table:style-name="ce227" office:value-type="float" office:value="4.905071" calcext:value-type="float">
            <text:p>4.905071</text:p>
          </table:table-cell>
          <table:table-cell table:style-name="ce227" office:value-type="float" office:value="0.06904551" calcext:value-type="float">
            <text:p>0.06904551</text:p>
          </table:table-cell>
          <table:table-cell/>
          <table:table-cell table:style-name="ce227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631357" calcext:value-type="float">
            <text:p>1.631357</text:p>
          </table:table-cell>
          <table:table-cell table:style-name="ce227" office:value-type="float" office:value="0.022962" calcext:value-type="float">
            <text:p>0.022962</text:p>
          </table:table-cell>
          <table:table-cell/>
          <table:table-cell table:style-name="ce227" office:value-type="float" office:value="1.7062472" calcext:value-type="float">
            <text:p>1.7062472</text:p>
          </table:table-cell>
          <table:table-cell table:style-name="ce227" office:value-type="float" office:value="0.0239188" calcext:value-type="float">
            <text:p>0.0239188</text:p>
          </table:table-cell>
          <table:table-cell/>
          <table:table-cell table:style-name="ce227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7.096393" calcext:value-type="float">
            <text:p>7.096393</text:p>
          </table:table-cell>
          <table:table-cell table:style-name="ce227" office:value-type="float" office:value="0.099554" calcext:value-type="float">
            <text:p>0.099554</text:p>
          </table:table-cell>
          <table:table-cell/>
          <table:table-cell table:style-name="ce227" office:value-type="float" office:value="6.298484" calcext:value-type="float">
            <text:p>6.298484</text:p>
          </table:table-cell>
          <table:table-cell table:style-name="ce227" office:value-type="float" office:value="0.08871733" calcext:value-type="float">
            <text:p>0.08871733</text:p>
          </table:table-cell>
          <table:table-cell/>
          <table:table-cell table:style-name="ce227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0.601923" calcext:value-type="float">
            <text:p>0.601923</text:p>
          </table:table-cell>
          <table:table-cell table:style-name="ce228" office:value-type="float" office:value="0.00843" calcext:value-type="float">
            <text:p>0.00843</text:p>
          </table:table-cell>
          <table:table-cell/>
          <table:table-cell table:style-name="ce228" office:value-type="float" office:value="0.8845169" calcext:value-type="float">
            <text:p>0.8845169</text:p>
          </table:table-cell>
          <table:table-cell table:style-name="ce228" office:value-type="float" office:value="0.012386" calcext:value-type="float">
            <text:p>0.012386</text:p>
          </table:table-cell>
          <table:table-cell/>
          <table:table-cell table:style-name="ce228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300546" calcext:value-type="float">
            <text:p>1.300546</text:p>
          </table:table-cell>
          <table:table-cell table:style-name="ce229" office:value-type="float" office:value="0.01812" calcext:value-type="float">
            <text:p>0.01812</text:p>
          </table:table-cell>
          <table:table-cell/>
          <table:table-cell table:style-name="ce229" office:value-type="float" office:value="0.9214225" calcext:value-type="float">
            <text:p>0.9214225</text:p>
          </table:table-cell>
          <table:table-cell table:style-name="ce229" office:value-type="float" office:value="0.0128275" calcext:value-type="float">
            <text:p>0.0128275</text:p>
          </table:table-cell>
          <table:table-cell/>
          <table:table-cell table:style-name="ce229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1.6315928" calcext:value-type="float">
            <text:p>1.6315928</text:p>
          </table:table-cell>
          <table:table-cell table:style-name="ce228" office:value-type="float" office:value="0.02271" calcext:value-type="float">
            <text:p>0.02271</text:p>
          </table:table-cell>
          <table:table-cell/>
          <table:table-cell table:style-name="ce228" office:value-type="float" office:value="1.50309755" calcext:value-type="float">
            <text:p>1.50309755</text:p>
          </table:table-cell>
          <table:table-cell table:style-name="ce228" office:value-type="float" office:value="0.0209884" calcext:value-type="float">
            <text:p>0.0209884</text:p>
          </table:table-cell>
          <table:table-cell/>
          <table:table-cell table:style-name="ce228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1971627" calcext:value-type="float">
            <text:p>1.1971627</text:p>
          </table:table-cell>
          <table:table-cell table:style-name="ce229" office:value-type="float" office:value="0.0167072" calcext:value-type="float">
            <text:p>0.0167072</text:p>
          </table:table-cell>
          <table:table-cell/>
          <table:table-cell table:style-name="ce229" office:value-type="float" office:value="1.33832" calcext:value-type="float">
            <text:p>1.33832</text:p>
          </table:table-cell>
          <table:table-cell table:style-name="ce229" office:value-type="float" office:value="0.0186228" calcext:value-type="float">
            <text:p>0.0186228</text:p>
          </table:table-cell>
          <table:table-cell/>
          <table:table-cell table:style-name="ce229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178" table:number-columns-repeated="20"/>
          <table:table-cell/>
        </table:table-row>
        <table:table-row table:style-name="ro7">
          <table:table-cell/>
          <table:table-cell table:style-name="ce218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2.529005" calcext:value-type="float">
            <text:p>2.529005</text:p>
          </table:table-cell>
          <table:table-cell table:style-name="ce227" office:value-type="float" office:value="0.035002" calcext:value-type="float">
            <text:p>0.035002</text:p>
          </table:table-cell>
          <table:table-cell/>
          <table:table-cell table:style-name="ce227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614148" calcext:value-type="float">
            <text:p>1.614148</text:p>
          </table:table-cell>
          <table:table-cell table:style-name="ce227" office:value-type="float" office:value="0.0226016" calcext:value-type="float">
            <text:p>0.0226016</text:p>
          </table:table-cell>
          <table:table-cell/>
          <table:table-cell table:style-name="ce227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7903566" calcext:value-type="float">
            <text:p>1.7903566</text:p>
          </table:table-cell>
          <table:table-cell table:style-name="ce227" office:value-type="float" office:value="0.0252016" calcext:value-type="float">
            <text:p>0.0252016</text:p>
          </table:table-cell>
          <table:table-cell/>
          <table:table-cell table:style-name="ce227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506039" calcext:value-type="float">
            <text:p>1.506039</text:p>
          </table:table-cell>
          <table:table-cell table:style-name="ce227" office:value-type="float" office:value="0.0211122" calcext:value-type="float">
            <text:p>0.0211122</text:p>
          </table:table-cell>
          <table:table-cell/>
          <table:table-cell table:style-name="ce227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3.2936645" calcext:value-type="float">
            <text:p>3.2936645</text:p>
          </table:table-cell>
          <table:table-cell table:style-name="ce227" office:value-type="float" office:value="0.0463929" calcext:value-type="float">
            <text:p>0.0463929</text:p>
          </table:table-cell>
          <table:table-cell/>
          <table:table-cell table:style-name="ce227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8" office:value-type="float" office:value="1.0131711" calcext:value-type="float">
            <text:p>1.0131711</text:p>
          </table:table-cell>
          <table:table-cell table:style-name="ce228" office:value-type="float" office:value="0.0141883" calcext:value-type="float">
            <text:p>0.0141883</text:p>
          </table:table-cell>
          <table:table-cell/>
          <table:table-cell table:style-name="ce228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9" office:value-type="float" office:value="0.881622" calcext:value-type="float">
            <text:p>0.881622</text:p>
          </table:table-cell>
          <table:table-cell table:style-name="ce229" office:value-type="float" office:value="0.012273" calcext:value-type="float">
            <text:p>0.012273</text:p>
          </table:table-cell>
          <table:table-cell/>
          <table:table-cell table:style-name="ce229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8" office:value-type="float" office:value="1.615684" calcext:value-type="float">
            <text:p>1.615684</text:p>
          </table:table-cell>
          <table:table-cell table:style-name="ce228" office:value-type="float" office:value="0.02256" calcext:value-type="float">
            <text:p>0.02256</text:p>
          </table:table-cell>
          <table:table-cell/>
          <table:table-cell table:style-name="ce228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9" office:value-type="float" office:value="1.46963" calcext:value-type="float">
            <text:p>1.46963</text:p>
          </table:table-cell>
          <table:table-cell table:style-name="ce229" office:value-type="float" office:value="0.02045" calcext:value-type="float">
            <text:p>0.02045</text:p>
          </table:table-cell>
          <table:table-cell/>
          <table:table-cell table:style-name="ce229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178" table:number-columns-repeated="20"/>
          <table:table-cell/>
        </table:table-row>
      </table:table>
      <table:table table:name="Stack loss" table:style-name="ta1">
        <table:table-column table:style-name="co1" table:default-cell-style-name="ce178"/>
        <table:table-column table:style-name="co10" table:default-cell-style-name="ce215"/>
        <table:table-column table:style-name="co11" table:default-cell-style-name="ce222"/>
        <table:table-column table:style-name="co12" table:default-cell-style-name="ce241"/>
        <table:table-column table:style-name="co13" table:default-cell-style-name="ce241"/>
        <table:table-column table:style-name="co14" table:default-cell-style-name="ce241"/>
        <table:table-column table:style-name="co11" table:default-cell-style-name="ce232"/>
        <table:table-column table:style-name="co6" table:number-columns-repeated="2" table:default-cell-style-name="ce233"/>
        <table:table-column table:style-name="co6" table:default-cell-style-name="ce241"/>
        <table:table-column table:style-name="co6" table:default-cell-style-name="ce233"/>
        <table:table-column table:style-name="co6" table:default-cell-style-name="ce241"/>
        <table:table-column table:style-name="co6" table:default-cell-style-name="ce233"/>
        <table:table-column table:style-name="co11" table:default-cell-style-name="ce232"/>
        <table:table-column table:style-name="co6" table:number-columns-repeated="2" table:default-cell-style-name="ce241"/>
        <table:table-column table:style-name="co1" table:default-cell-style-name="ce230"/>
        <table:table-column table:style-name="co6" table:number-columns-repeated="2" table:default-cell-style-name="ce245"/>
        <table:table-column table:style-name="co1" table:default-cell-style-name="ce178"/>
        <table:table-column table:style-name="co6" table:default-cell-style-name="Default"/>
        <table:table-row table:style-name="ro10">
          <table:table-cell/>
          <table:table-cell table:style-name="ce178" table:number-columns-repeated="18"/>
          <table:table-cell table:number-columns-repeated="2"/>
        </table:table-row>
        <table:table-row table:style-name="ro11">
          <table:table-cell/>
          <table:table-cell table:style-name="ce214"/>
          <table:table-cell table:style-name="ce220"/>
          <table:table-cell table:style-name="ce223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79"/>
          <table:covered-table-cell table:style-name="ce242"/>
          <table:covered-table-cell table:style-name="ce243"/>
          <table:covered-table-cell table:number-columns-repeated="8" table:style-name="ce244"/>
          <table:covered-table-cell table:style-name="ce179"/>
          <table:covered-table-cell table:number-columns-repeated="2" table:style-name="ce188"/>
          <table:table-cell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/>
          <table:table-cell table:style-name="ce214"/>
          <table:table-cell table:style-name="ce220"/>
          <table:table-cell table:style-name="ce178" table:number-columns-repeated="3"/>
          <table:table-cell table:style-name="ce220" table:number-columns-repeated="10"/>
          <table:table-cell table:style-name="ce178" table:number-columns-repeated="3"/>
          <table:table-cell table:number-columns-repeated="2"/>
        </table:table-row>
        <table:table-row table:style-name="ro6">
          <table:table-cell/>
          <table:table-cell table:style-name="ce178"/>
          <table:table-cell table:style-name="ce221"/>
          <table:table-cell table:style-name="ce240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31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number-columns-repeated="2"/>
        </table:table-row>
        <table:table-row table:style-name="ro6">
          <table:table-cell table:number-columns-repeated="2"/>
          <table:table-cell table:style-name="ce215"/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216"/>
          <table:table-cell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number-columns-repeated="2"/>
        </table:table-row>
        <table:table-row table:style-name="ro7">
          <table:table-cell/>
          <table:table-cell table:style-name="ce217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4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215"/>
          <table:table-cell table:style-name="ce230" table:number-columns-repeated="3"/>
          <table:table-cell table:style-name="ce233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3" table:number-columns-repeated="3"/>
          <table:table-cell/>
          <table:table-cell table:style-name="ce233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4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office:value-type="float" office:value="3" calcext:value-type="float">
            <text:p>3</text:p>
          </table:table-cell>
          <table:table-cell table:style-name="ce232"/>
          <table:table-cell office:value-type="float" office:value="3" calcext:value-type="float">
            <text:p>3</text:p>
          </table:table-cell>
          <table:table-cell table:style-name="ce232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office:value-type="float" office:value="1" calcext:value-type="float">
            <text:p>1</text:p>
          </table:table-cell>
          <table:table-cell table:style-name="ce232"/>
          <table:table-cell office:value-type="float" office:value="2" calcext:value-type="float">
            <text:p>2</text:p>
          </table:table-cell>
          <table:table-cell table:style-name="ce232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/>
          <table:table-cell table:style-name="ce232"/>
          <table:table-cell/>
          <table:table-cell table:style-name="ce232"/>
          <table:table-cell table:number-columns-repeated="8"/>
        </table:table-row>
        <table:table-row table:style-name="ro10">
          <table:table-cell table:number-columns-repeated="2"/>
          <table:table-cell table:style-name="ce178" table:number-columns-repeated="5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US Macroeconomic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PC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235"/>
          <table:covered-table-cell table:number-columns-repeated="2" table:style-name="ce237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7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52" office:value-type="float" office:value="8.07662" calcext:value-type="float">
            <text:p>8.07662</text:p>
          </table:table-cell>
          <table:table-cell table:style-name="ce252" office:value-type="float" office:value="0.008" calcext:value-type="float">
            <text:p>0.00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7.84913" calcext:value-type="float">
            <text:p>7.84913</text:p>
          </table:table-cell>
          <table:table-cell table:style-name="ce227" office:value-type="float" office:value="0.005224" calcext:value-type="float">
            <text:p>0.00522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.181281" calcext:value-type="float">
            <text:p>10.181281</text:p>
          </table:table-cell>
          <table:table-cell table:style-name="ce226" office:value-type="float" office:value="0.004635" calcext:value-type="float">
            <text:p>0.00463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7" calcext:value-type="float">
            <text:p>7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4.08125" calcext:value-type="float">
            <text:p>24.08125</text:p>
          </table:table-cell>
          <table:table-cell table:style-name="ce227" office:value-type="float" office:value="0.007844" calcext:value-type="float">
            <text:p>0.007844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0.1" calcext:value-type="float">
            <text:p>0.1</text:p>
          </table:table-cell>
          <table:table-cell table:style-name="ce232"/>
          <table:table-cell table:style-name="ce226" office:value-type="float" office:value="3.76277" calcext:value-type="float">
            <text:p>3.76277</text:p>
          </table:table-cell>
          <table:table-cell table:style-name="ce226" office:value-type="float" office:value="0.003728" calcext:value-type="float">
            <text:p>0.00372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51"/>
          <table:table-cell table:style-name="ce227" office:value-type="float" office:value="4.76088" calcext:value-type="float">
            <text:p>4.76088</text:p>
          </table:table-cell>
          <table:table-cell table:style-name="ce227" office:value-type="float" office:value="0.003168" calcext:value-type="float">
            <text:p>0.00316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" calcext:value-type="float">
            <text:p>10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.407309" calcext:value-type="float">
            <text:p>5.407309</text:p>
          </table:table-cell>
          <table:table-cell table:style-name="ce226" office:value-type="float" office:value="0.0024618" calcext:value-type="float">
            <text:p>0.0024618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32"/>
          <table:table-cell table:style-name="ce227" office:value-type="float" office:value="18.83485" calcext:value-type="float">
            <text:p>18.83485</text:p>
          </table:table-cell>
          <table:table-cell table:style-name="ce227" office:value-type="float" office:value="0.0061352" calcext:value-type="float">
            <text:p>0.0061352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3" calcext:value-type="float">
            <text:p>3</text:p>
          </table:table-cell>
          <table:table-cell table:style-name="ce232"/>
          <table:table-cell table:style-name="ce226" office:value-type="float" office:value="1" calcext:value-type="float">
            <text:p>1</text:p>
          </table:table-cell>
          <table:table-cell table:style-name="ce232" table:number-columns-repeated="2"/>
          <table:table-cell table:style-name="ce226" office:value-type="float" office:value="5.331602" calcext:value-type="float">
            <text:p>5.331602</text:p>
          </table:table-cell>
          <table:table-cell table:style-name="ce226" office:value-type="float" office:value="0.005283" calcext:value-type="float">
            <text:p>0.00528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13.001591" calcext:value-type="float">
            <text:p>13.001591</text:p>
          </table:table-cell>
          <table:table-cell table:style-name="ce227" office:value-type="float" office:value="0.008653" calcext:value-type="float">
            <text:p>0.00865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6" calcext:value-type="float">
            <text:p>6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12.330068" calcext:value-type="float">
            <text:p>12.330068</text:p>
          </table:table-cell>
          <table:table-cell table:style-name="ce226" office:value-type="float" office:value="0.005613" calcext:value-type="float">
            <text:p>0.00561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1" calcext:value-type="float">
            <text:p>1</text:p>
          </table:table-cell>
          <table:table-cell table:style-name="ce232" table:number-columns-repeated="2"/>
          <table:table-cell table:style-name="ce227" office:value-type="float" office:value="46.157202" calcext:value-type="float">
            <text:p>46.157202</text:p>
          </table:table-cell>
          <table:table-cell table:style-name="ce227" office:value-type="float" office:value="0.015035" calcext:value-type="float">
            <text:p>0.015035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" calcext:value-type="float">
            <text:p>1</text:p>
          </table:table-cell>
          <table:table-cell table:style-name="ce232" table:number-columns-repeated="2"/>
          <table:table-cell table:style-name="ce226" office:value-type="float" office:value="8.0074231" calcext:value-type="float">
            <text:p>8.0074231</text:p>
          </table:table-cell>
          <table:table-cell table:style-name="ce226" office:value-type="float" office:value="0.007934" calcext:value-type="float">
            <text:p>0.00793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32" table:number-columns-repeated="2"/>
          <table:table-cell table:style-name="ce227" office:value-type="float" office:value="12.75254" calcext:value-type="float">
            <text:p>12.75254</text:p>
          </table:table-cell>
          <table:table-cell table:style-name="ce227" office:value-type="float" office:value="0.008487" calcext:value-type="float">
            <text:p>0.0084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9.902829" calcext:value-type="float">
            <text:p>9.902829</text:p>
          </table:table-cell>
          <table:table-cell table:style-name="ce226" office:value-type="float" office:value="0.004508" calcext:value-type="float">
            <text:p>0.004508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20.29263" calcext:value-type="float">
            <text:p>20.29263</text:p>
          </table:table-cell>
          <table:table-cell table:style-name="ce227" office:value-type="float" office:value="0.00661" calcext:value-type="float">
            <text:p>0.006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office:value-type="float" office:value="50" calcext:value-type="float">
            <text:p>50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El-Nino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235"/>
          <table:covered-table-cell table:number-columns-repeated="2" table:style-name="ce237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7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57712" calcext:value-type="float">
            <text:p>0.257712</text:p>
          </table:table-cell>
          <table:table-cell table:style-name="ce226" office:value-type="float" office:value="0.011444" calcext:value-type="float">
            <text:p>0.01144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.242151" calcext:value-type="float">
            <text:p>0.242151</text:p>
          </table:table-cell>
          <table:table-cell table:style-name="ce227" office:value-type="float" office:value="0.010379" calcext:value-type="float">
            <text:p>0.010379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56466" calcext:value-type="float">
            <text:p>0.56466</text:p>
          </table:table-cell>
          <table:table-cell table:style-name="ce226" office:value-type="float" office:value="0.024495" calcext:value-type="float">
            <text:p>0.02449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string" calcext:value-type="string">
            <text:p>2 (4)</text:p>
          </table:table-cell>
          <table:table-cell table:style-name="ce227" office:value-type="string" calcext:value-type="string">
            <text:p>4 (2)</text:p>
          </table:table-cell>
          <table:table-cell table:style-name="ce227" office:value-type="string" calcext:value-type="string">
            <text:p>4 (1)</text:p>
          </table:table-cell>
          <table:table-cell table:style-name="ce227" office:value-type="string" calcext:value-type="string">
            <text:p>5 (3)</text:p>
          </table:table-cell>
          <table:table-cell table:style-name="ce227" office:value-type="string" calcext:value-type="string">
            <text:p>0 (0)</text:p>
          </table:table-cell>
          <table:table-cell table:style-name="ce227" office:value-type="string" calcext:value-type="string">
            <text:p>1 (1)</text:p>
          </table:table-cell>
          <table:table-cell table:style-name="ce232"/>
          <table:table-cell table:style-name="ce227" office:value-type="float" office:value="0.377475" calcext:value-type="float">
            <text:p>0.377475</text:p>
          </table:table-cell>
          <table:table-cell table:style-name="ce227" office:value-type="float" office:value="0.015965" calcext:value-type="float">
            <text:p>0.01596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41234" calcext:value-type="float">
            <text:p>0.241234</text:p>
          </table:table-cell>
          <table:table-cell table:style-name="ce226" office:value-type="float" office:value="0.010713" calcext:value-type="float">
            <text:p>0.01071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number-columns-repeated="2" table:style-name="ce227" office:value-type="float" office:value="6" calcext:value-type="float">
            <text:p>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51"/>
          <table:table-cell table:style-name="ce227" office:value-type="float" office:value="0.216763" calcext:value-type="float">
            <text:p>0.216763</text:p>
          </table:table-cell>
          <table:table-cell table:style-name="ce227" office:value-type="float" office:value="0.009291" calcext:value-type="float">
            <text:p>0.009291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37101" calcext:value-type="float">
            <text:p>0.237101</text:p>
          </table:table-cell>
          <table:table-cell table:style-name="ce226" office:value-type="float" office:value="0.010285" calcext:value-type="float">
            <text:p>0.01028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.5" calcext:value-type="float">
            <text:p>1.5</text:p>
          </table:table-cell>
          <table:table-cell table:style-name="ce232"/>
          <table:table-cell table:style-name="ce227" office:value-type="float" office:value="0.387575" calcext:value-type="float">
            <text:p>0.387575</text:p>
          </table:table-cell>
          <table:table-cell table:style-name="ce227" office:value-type="float" office:value="0.016392" calcext:value-type="float">
            <text:p>0.016392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446114" calcext:value-type="float">
            <text:p>0.446114</text:p>
          </table:table-cell>
          <table:table-cell table:style-name="ce226" office:value-type="float" office:value="0.019811" calcext:value-type="float">
            <text:p>0.019811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1" calcext:value-type="float">
            <text:p>1</text:p>
          </table:table-cell>
          <table:table-cell table:style-name="ce232" table:number-columns-repeated="2"/>
          <table:table-cell table:style-name="ce227" office:value-type="float" office:value="0.456933" calcext:value-type="float">
            <text:p>0.456933</text:p>
          </table:table-cell>
          <table:table-cell table:style-name="ce227" office:value-type="float" office:value="0.019585" calcext:value-type="float">
            <text:p>0.019585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543873" calcext:value-type="float">
            <text:p>0.543873</text:p>
          </table:table-cell>
          <table:table-cell table:style-name="ce226" office:value-type="float" office:value="0.023593" calcext:value-type="float">
            <text:p>0.02359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0.611451" calcext:value-type="float">
            <text:p>0.611451</text:p>
          </table:table-cell>
          <table:table-cell table:style-name="ce227" office:value-type="float" office:value="0.025861" calcext:value-type="float">
            <text:p>0.0258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.784373" calcext:value-type="float">
            <text:p>1.784373</text:p>
          </table:table-cell>
          <table:table-cell table:style-name="ce226" office:value-type="float" office:value="0.079243" calcext:value-type="float">
            <text:p>0.07924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0.774035" calcext:value-type="float">
            <text:p>0.774035</text:p>
          </table:table-cell>
          <table:table-cell table:style-name="ce227" office:value-type="float" office:value="0.033177" calcext:value-type="float">
            <text:p>0.03317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751296" calcext:value-type="float">
            <text:p>0.751296</text:p>
          </table:table-cell>
          <table:table-cell table:style-name="ce226" office:value-type="float" office:value="0.032591" calcext:value-type="float">
            <text:p>0.03259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0.78878" calcext:value-type="float">
            <text:p>0.78878</text:p>
          </table:table-cell>
          <table:table-cell table:style-name="ce227" office:value-type="float" office:value="0.033361" calcext:value-type="float">
            <text:p>0.0333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Ozone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235"/>
          <table:covered-table-cell table:number-columns-repeated="2" table:style-name="ce237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7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.888977" calcext:value-type="float">
            <text:p>10.888977</text:p>
          </table:table-cell>
          <table:table-cell table:style-name="ce226" office:value-type="float" office:value="0.294097" calcext:value-type="float">
            <text:p>0.29409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.718236" calcext:value-type="float">
            <text:p>5.718236</text:p>
          </table:table-cell>
          <table:table-cell table:style-name="ce227" office:value-type="float" office:value="0.103824" calcext:value-type="float">
            <text:p>0.10382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number-columns-repeated="2"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52" office:value-type="float" office:value="2.436015" calcext:value-type="float">
            <text:p>2.436015</text:p>
          </table:table-cell>
          <table:table-cell table:style-name="ce252" office:value-type="float" office:value="0.048741" calcext:value-type="float">
            <text:p>0.04874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0.4" calcext:value-type="float">
            <text:p>0.4</text:p>
          </table:table-cell>
          <table:table-cell table:style-name="ce232"/>
          <table:table-cell table:style-name="ce227" office:value-type="float" office:value="10.32263" calcext:value-type="float">
            <text:p>10.32263</text:p>
          </table:table-cell>
          <table:table-cell table:style-name="ce227" office:value-type="float" office:value="0.305211" calcext:value-type="float">
            <text:p>0.305211</text:p>
          </table:table-cell>
          <table:table-cell table:style-name="ce230"/>
          <table:table-cell table:style-name="ce241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0" calcext:value-type="float">
            <text:p>10</text:p>
          </table:table-cell>
          <table:table-cell table:style-name="ce232"/>
          <table:table-cell table:style-name="ce226" office:value-type="float" office:value="7.210384" calcext:value-type="float">
            <text:p>7.210384</text:p>
          </table:table-cell>
          <table:table-cell table:style-name="ce226" office:value-type="float" office:value="0.194743" calcext:value-type="float">
            <text:p>0.19474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.1" calcext:value-type="float">
            <text:p>0.1</text:p>
          </table:table-cell>
          <table:table-cell table:style-name="ce251"/>
          <table:table-cell table:style-name="ce252" office:value-type="float" office:value="6.20447" calcext:value-type="float">
            <text:p>6.20447</text:p>
          </table:table-cell>
          <table:table-cell table:style-name="ce252" office:value-type="float" office:value="0.112652" calcext:value-type="float">
            <text:p>0.112652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.5" calcext:value-type="float">
            <text:p>1.5</text:p>
          </table:table-cell>
          <table:table-cell table:style-name="ce232"/>
          <table:table-cell table:style-name="ce226" office:value-type="float" office:value="2.079587" calcext:value-type="float">
            <text:p>2.079587</text:p>
          </table:table-cell>
          <table:table-cell table:style-name="ce226" office:value-type="float" office:value="0.041609" calcext:value-type="float">
            <text:p>0.041609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2" calcext:value-type="float">
            <text:p>2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.772838" calcext:value-type="float">
            <text:p>5.772838</text:p>
          </table:table-cell>
          <table:table-cell table:style-name="ce227" office:value-type="float" office:value="0.170686" calcext:value-type="float">
            <text:p>0.170686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7.729553" calcext:value-type="float">
            <text:p>17.729553</text:p>
          </table:table-cell>
          <table:table-cell table:style-name="ce226" office:value-type="float" office:value="0.478853" calcext:value-type="float">
            <text:p>0.47885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11.504752" calcext:value-type="float">
            <text:p>11.504752</text:p>
          </table:table-cell>
          <table:table-cell table:style-name="ce227" office:value-type="float" office:value="0.208887" calcext:value-type="float">
            <text:p>0.2088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3.667503" calcext:value-type="float">
            <text:p>3.667503</text:p>
          </table:table-cell>
          <table:table-cell table:style-name="ce226" office:value-type="float" office:value="0.073381" calcext:value-type="float">
            <text:p>0.07338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23.335374" calcext:value-type="float">
            <text:p>23.335374</text:p>
          </table:table-cell>
          <table:table-cell table:style-name="ce227" office:value-type="float" office:value="0.689961" calcext:value-type="float">
            <text:p>0.6899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4.834328" calcext:value-type="float">
            <text:p>14.834328</text:p>
          </table:table-cell>
          <table:table-cell table:style-name="ce226" office:value-type="float" office:value="0.400657" calcext:value-type="float">
            <text:p>0.40065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12.964875" calcext:value-type="float">
            <text:p>12.964875</text:p>
          </table:table-cell>
          <table:table-cell table:style-name="ce227" office:value-type="float" office:value="0.235398" calcext:value-type="float">
            <text:p>0.23539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style-name="ce232" table:number-columns-repeated="2"/>
          <table:table-cell table:style-name="ce226" office:value-type="float" office:value="5.311021" calcext:value-type="float">
            <text:p>5.311021</text:p>
          </table:table-cell>
          <table:table-cell table:style-name="ce226" office:value-type="float" office:value="0.106265" calcext:value-type="float">
            <text:p>0.10626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7" calcext:value-type="float">
            <text:p>7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32" table:number-columns-repeated="2"/>
          <table:table-cell table:style-name="ce227" office:value-type="float" office:value="9.835163" calcext:value-type="float">
            <text:p>9.835163</text:p>
          </table:table-cell>
          <table:table-cell table:style-name="ce227" office:value-type="float" office:value="0.290798" calcext:value-type="float">
            <text:p>0.290798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Night Visitors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PC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235"/>
          <table:covered-table-cell table:number-columns-repeated="2" table:style-name="ce237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7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53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41"/>
          <table:table-cell table:style-name="ce250" table:number-columns-repeated="5"/>
          <table:table-cell table:style-name="ce232"/>
          <table:table-cell table:style-name="ce250" table:number-columns-repeated="2"/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1" calcext:value-type="float">
            <text:p>1</text:p>
          </table:table-cell>
          <table:table-cell table:style-name="ce250" office:value-type="float" office:value="54" calcext:value-type="float">
            <text:p>54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style-name="ce232"/>
          <table:table-cell table:style-name="ce241" office:value-type="float" office:value="8" calcext:value-type="float">
            <text:p>8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4" calcext:value-type="float">
            <text:p>4</text:p>
          </table:table-cell>
          <table:table-cell table:style-name="ce250" office:value-type="float" office:value="10" calcext:value-type="float">
            <text:p>1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32"/>
          <table:table-cell table:style-name="ce250" office:value-type="float" office:value="399.454" calcext:value-type="float">
            <text:p>399.454</text:p>
          </table:table-cell>
          <table:table-cell table:style-name="ce250" office:value-type="float" office:value="0.045328" calcext:value-type="float">
            <text:p>0.045328</text:p>
          </table:table-cell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54" table:number-columns-repeated="3"/>
          <table:table-cell table:style-name="ce233" table:number-columns-repeated="10"/>
          <table:table-cell table:style-name="ce254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32"/>
          <table:table-cell table:style-name="ce255" table:number-columns-repeated="6"/>
          <table:table-cell table:style-name="ce258"/>
          <table:table-cell table:style-name="ce255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32"/>
          <table:table-cell table:style-name="ce250" table:number-columns-repeated="2"/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50" table:number-columns-repeated="6"/>
          <table:table-cell table:style-name="ce232"/>
          <table:table-cell table:style-name="ce250"/>
          <table:table-cell table:style-name="ce245"/>
          <table:table-cell table:style-name="ce254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Inflation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235"/>
          <table:covered-table-cell table:number-columns-repeated="2" table:style-name="ce237"/>
          <table:table-cell table:style-name="ce221"/>
          <table:table-cell table:style-name="ce235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235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235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7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30" calcext:value-type="float">
            <text:p>3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106438" calcext:value-type="float">
            <text:p>0.106438</text:p>
          </table:table-cell>
          <table:table-cell table:style-name="ce226" office:value-type="float" office:value="0.000187" calcext:value-type="float">
            <text:p>0.0001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60" calcext:value-type="float">
            <text:p>6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.805094" calcext:value-type="float">
            <text:p>1.805094</text:p>
          </table:table-cell>
          <table:table-cell table:style-name="ce227" office:value-type="float" office:value="0.002487" calcext:value-type="float">
            <text:p>0.0024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90" calcext:value-type="float">
            <text:p>9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number-columns-repeated="3" table:style-name="ce226" office:value-type="float" office:value="4" calcext:value-type="float">
            <text:p>4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.00421" calcext:value-type="float">
            <text:p>1.00421</text:p>
          </table:table-cell>
          <table:table-cell table:style-name="ce226" office:value-type="float" office:value="0.001107" calcext:value-type="float">
            <text:p>0.001107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21" calcext:value-type="float">
            <text:p>12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.645507" calcext:value-type="float">
            <text:p>1.645507</text:p>
          </table:table-cell>
          <table:table-cell table:style-name="ce227" office:value-type="float" office:value="0.001467" calcext:value-type="float">
            <text:p>0.001467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table:number-columns-repeated="3"/>
          <table:table-cell table:style-name="ce232"/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195896" calcext:value-type="float">
            <text:p>0.195896</text:p>
          </table:table-cell>
          <table:table-cell table:style-name="ce226" office:value-type="float" office:value="0.0003459" calcext:value-type="float">
            <text:p>0.0003459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60" calcext:value-type="float">
            <text:p>6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0" calcext:value-type="float">
            <text:p>10</text:p>
          </table:table-cell>
          <table:table-cell table:style-name="ce251"/>
          <table:table-cell table:style-name="ce227" office:value-type="float" office:value="1.82062" calcext:value-type="float">
            <text:p>1.82062</text:p>
          </table:table-cell>
          <table:table-cell table:style-name="ce227" office:value-type="float" office:value="0.0025093" calcext:value-type="float">
            <text:p>0.002509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90" calcext:value-type="float">
            <text:p>9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32"/>
          <table:table-cell table:style-name="ce226" office:value-type="float" office:value="1.060245" calcext:value-type="float">
            <text:p>1.060245</text:p>
          </table:table-cell>
          <table:table-cell table:style-name="ce226" office:value-type="float" office:value="0.0011693" calcext:value-type="float">
            <text:p>0.001169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21" calcext:value-type="float">
            <text:p>12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32"/>
          <table:table-cell table:style-name="ce227" office:value-type="float" office:value="1.337718" calcext:value-type="float">
            <text:p>1.337718</text:p>
          </table:table-cell>
          <table:table-cell table:style-name="ce227" office:value-type="float" office:value="0.0011933" calcext:value-type="float">
            <text:p>0.0011933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51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3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50" table:number-columns-repeated="6"/>
          <table:table-cell table:style-name="ce23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218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9:50:50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2T23:42:23.632000000</dc:date>
    <meta:editing-duration>P2DT12H32M20S</meta:editing-duration>
    <meta:editing-cycles>250</meta:editing-cycles>
    <meta:document-statistic meta:table-count="9" meta:cell-count="1746" meta:object-count="0"/>
  </office:meta>
</office:document-meta>
</file>